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4.2+31+31.5+31.9+25.8+20.5+21+25.5+16.7+42.5+55+18+21.7+20.3+47.6+32.7+45.1+31.5+18+30.3+26.1+39+36.5+38.5+29.8+24+18.8+33.4+41+51.9+16+31.3+40.5+28.5+32.3+20+32.5+30.3+30.8+23+30.8+34.2+39.8+29.8+25.9+37.5+31+20.8+36.1+33.5+29.7+22 </text:p>
      <text:p text:style-name="Standard"/>
      <text:p text:style-name="Standard">= 159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1-10T12:04:18.46</meta:creation-date>
    <dc:date>2019-01-10T12:07:06.67</dc:date>
    <dc:creator>James  Lombardi</dc:creator>
    <meta:editing-duration>PT2M48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2" meta:word-count="3" meta:character-count="240"/>
  </office:meta>
</office:document-meta>
</file>